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26966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218 kWh</text:p>
          </table:table-cell>
          <table:table-cell office:value-type="float" office:value="1380.31" calcext:value-type="float">
            <text:p>1380.31</text:p>
          </table:table-cell>
          <table:table-cell office:value-type="string" calcext:value-type="string">
            <text:p>10-01-2018</text:p>
          </table:table-cell>
          <table:table-cell office:value-type="string" calcext:value-type="string">
            <text:p>07-02-2018</text:p>
          </table:table-cell>
          <table:table-cell office:value-type="float" office:value="15.48" calcext:value-type="float">
            <text:p>15.4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563.42" calcext:value-type="float">
            <text:p>1563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202 kWh</text:p>
          </table:table-cell>
          <table:table-cell office:value-type="float" office:value="1259.03" calcext:value-type="float">
            <text:p>1259.03</text:p>
          </table:table-cell>
          <table:table-cell office:value-type="string" calcext:value-type="string">
            <text:p>11-12-2017</text:p>
          </table:table-cell>
          <table:table-cell office:value-type="string" calcext:value-type="string">
            <text:p>10-01-2018</text:p>
          </table:table-cell>
          <table:table-cell office:value-type="float" office:value="14.26" calcext:value-type="float">
            <text:p>14.2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40.29" calcext:value-type="float">
            <text:p>1440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0.63" calcext:value-type="float">
            <text:p>0.63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56 kWh</text:p>
          </table:table-cell>
          <table:table-cell office:value-type="float" office:value="920.91" calcext:value-type="float">
            <text:p>920.91</text:p>
          </table:table-cell>
          <table:table-cell office:value-type="string" calcext:value-type="string">
            <text:p>08-11-2017</text:p>
          </table:table-cell>
          <table:table-cell office:value-type="string" calcext:value-type="string">
            <text:p>11-12-2017</text:p>
          </table:table-cell>
          <table:table-cell office:value-type="float" office:value="5.74" calcext:value-type="float">
            <text:p>5.74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87.8" calcext:value-type="float">
            <text:p>-487.8</text:p>
          </table:table-cell>
          <table:table-cell office:value-type="string" calcext:value-type="string">
            <text:p>T-0</text:p>
          </table:table-cell>
          <table:table-cell office:value-type="float" office:value="580.4" calcext:value-type="float">
            <text:p>580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37 kWh</text:p>
          </table:table-cell>
          <table:table-cell office:value-type="float" office:value="774.26" calcext:value-type="float">
            <text:p>774.26</text:p>
          </table:table-cell>
          <table:table-cell office:value-type="string" calcext:value-type="string">
            <text:p>09-10-2017</text:p>
          </table:table-cell>
          <table:table-cell office:value-type="string" calcext:value-type="string">
            <text:p>08-11-2017</text:p>
          </table:table-cell>
          <table:table-cell office:value-type="float" office:value="4.49" calcext:value-type="float">
            <text:p>4.49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08.94" calcext:value-type="float">
            <text:p>-408.94</text:p>
          </table:table-cell>
          <table:table-cell office:value-type="string" calcext:value-type="string">
            <text:p>T-0</text:p>
          </table:table-cell>
          <table:table-cell office:value-type="float" office:value="453.27" calcext:value-type="float">
            <text:p>453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46 kWh</text:p>
          </table:table-cell>
          <table:table-cell office:value-type="float" office:value="839.66" calcext:value-type="float">
            <text:p>839.66</text:p>
          </table:table-cell>
          <table:table-cell office:value-type="string" calcext:value-type="string">
            <text:p>07-09-2017</text:p>
          </table:table-cell>
          <table:table-cell office:value-type="string" calcext:value-type="string">
            <text:p>09-10-2017</text:p>
          </table:table-cell>
          <table:table-cell office:value-type="float" office:value="4.79" calcext:value-type="float">
            <text:p>4.79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43.49" calcext:value-type="float">
            <text:p>-443.49</text:p>
          </table:table-cell>
          <table:table-cell office:value-type="string" calcext:value-type="string">
            <text:p>T-0</text:p>
          </table:table-cell>
          <table:table-cell office:value-type="float" office:value="484.09" calcext:value-type="float">
            <text:p>484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30 kWh</text:p>
          </table:table-cell>
          <table:table-cell office:value-type="float" office:value="714.77" calcext:value-type="float">
            <text:p>714.77</text:p>
          </table:table-cell>
          <table:table-cell office:value-type="string" calcext:value-type="string">
            <text:p>08-08-2017</text:p>
          </table:table-cell>
          <table:table-cell office:value-type="string" calcext:value-type="string">
            <text:p>07-09-2017</text:p>
          </table:table-cell>
          <table:table-cell office:value-type="float" office:value="4.2" calcext:value-type="float">
            <text:p>4.2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77.53" calcext:value-type="float">
            <text:p>-377.53</text:p>
          </table:table-cell>
          <table:table-cell office:value-type="string" calcext:value-type="string">
            <text:p>T-0</text:p>
          </table:table-cell>
          <table:table-cell office:value-type="float" office:value="424.23" calcext:value-type="float">
            <text:p>424.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33 kWh</text:p>
          </table:table-cell>
          <table:table-cell office:value-type="float" office:value="734.61" calcext:value-type="float">
            <text:p>734.61</text:p>
          </table:table-cell>
          <table:table-cell office:value-type="string" calcext:value-type="string">
            <text:p>08-07-2017</text:p>
          </table:table-cell>
          <table:table-cell office:value-type="string" calcext:value-type="string">
            <text:p>08-08-2017</text:p>
          </table:table-cell>
          <table:table-cell office:value-type="float" office:value="4.29" calcext:value-type="float">
            <text:p>4.29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88.01" calcext:value-type="float">
            <text:p>-388.01</text:p>
          </table:table-cell>
          <table:table-cell office:value-type="string" calcext:value-type="string">
            <text:p>T-0</text:p>
          </table:table-cell>
          <table:table-cell office:value-type="float" office:value="433.34" calcext:value-type="float">
            <text:p>433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167 kWh</text:p>
          </table:table-cell>
          <table:table-cell office:value-type="float" office:value="979.88" calcext:value-type="float">
            <text:p>979.88</text:p>
          </table:table-cell>
          <table:table-cell office:value-type="string" calcext:value-type="string">
            <text:p>08-06-2017</text:p>
          </table:table-cell>
          <table:table-cell office:value-type="string" calcext:value-type="string">
            <text:p>08-07-2017</text:p>
          </table:table-cell>
          <table:table-cell office:value-type="float" office:value="11.43" calcext:value-type="float">
            <text:p>11.4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54.26" calcext:value-type="float">
            <text:p>1154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163 kWh</text:p>
          </table:table-cell>
          <table:table-cell office:value-type="float" office:value="933.22" calcext:value-type="float">
            <text:p>933.22</text:p>
          </table:table-cell>
          <table:table-cell office:value-type="string" calcext:value-type="string">
            <text:p>09-05-2017</text:p>
          </table:table-cell>
          <table:table-cell office:value-type="string" calcext:value-type="string">
            <text:p>08-06-2017</text:p>
          </table:table-cell>
          <table:table-cell office:value-type="float" office:value="10.95" calcext:value-type="float">
            <text:p>10.9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06.44" calcext:value-type="float">
            <text:p>1106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152 kWh</text:p>
          </table:table-cell>
          <table:table-cell office:value-type="float" office:value="847.75" calcext:value-type="float">
            <text:p>847.75</text:p>
          </table:table-cell>
          <table:table-cell office:value-type="string" calcext:value-type="string">
            <text:p>07-04-2017</text:p>
          </table:table-cell>
          <table:table-cell office:value-type="string" calcext:value-type="string">
            <text:p>09-05-2017</text:p>
          </table:table-cell>
          <table:table-cell office:value-type="float" office:value="5.39" calcext:value-type="float">
            <text:p>5.39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447.36" calcext:value-type="float">
            <text:p>-447.36</text:p>
          </table:table-cell>
          <table:table-cell office:value-type="string" calcext:value-type="string">
            <text:p>T-0</text:p>
          </table:table-cell>
          <table:table-cell office:value-type="float" office:value="544.38" calcext:value-type="float">
            <text:p>544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63 kWh</text:p>
          </table:table-cell>
          <table:table-cell office:value-type="float" office:value="919.51" calcext:value-type="float">
            <text:p>919.51</text:p>
          </table:table-cell>
          <table:table-cell office:value-type="string" calcext:value-type="string">
            <text:p>09-03-2017</text:p>
          </table:table-cell>
          <table:table-cell office:value-type="string" calcext:value-type="string">
            <text:p>07-04-2017</text:p>
          </table:table-cell>
          <table:table-cell office:value-type="float" office:value="10.81" calcext:value-type="float">
            <text:p>10.8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92.11" calcext:value-type="float">
            <text:p>1092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50 kWh</text:p>
          </table:table-cell>
          <table:table-cell office:value-type="float" office:value="827.32" calcext:value-type="float">
            <text:p>827.32</text:p>
          </table:table-cell>
          <table:table-cell office:value-type="string" calcext:value-type="string">
            <text:p>07-02-2017</text:p>
          </table:table-cell>
          <table:table-cell office:value-type="string" calcext:value-type="string">
            <text:p>09-03-2017</text:p>
          </table:table-cell>
          <table:table-cell office:value-type="float" office:value="4.72" calcext:value-type="float">
            <text:p>4.7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36.14" calcext:value-type="float">
            <text:p>-436.14</text:p>
          </table:table-cell>
          <table:table-cell office:value-type="string" calcext:value-type="string">
            <text:p>T-0</text:p>
          </table:table-cell>
          <table:table-cell office:value-type="float" office:value="476.68" calcext:value-type="float">
            <text:p>476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2:21:25.462000000</meta:creation-date>
    <dc:date>2018-03-27T02:24:59.889000000</dc:date>
    <meta:editing-duration>PT3M34S</meta:editing-duration>
    <meta:editing-cycles>1</meta:editing-cycles>
    <meta:document-statistic meta:table-count="1" meta:cell-count="155" meta:object-count="0"/>
    <meta:generator>LibreOffice/5.3.4.2$Windows_x86 LibreOffice_project/f82d347ccc0be322489bf7da61d7e4ad13fe2ff3</meta:generator>
  </office:meta>
</office:document-meta>
</file>